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 fo:line-height="150%"/>
    </style:style>
    <style:style style:name="P3" style:parent-style-name="Normal" style:family="paragraph">
      <style:paragraph-properties fo:text-align="justify" fo:line-height="150%"/>
    </style:style>
    <style:style style:name="T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" style:parent-style-name="Normal" style:family="paragraph">
      <style:paragraph-properties fo:text-align="justify" fo:line-height="150%"/>
    </style:style>
    <style:style style:name="T6" style:parent-style-name="Fonteparág.padrão" style:family="text">
      <style:text-properties style:font-name="Lucida Console" style:font-name-asian="Lucida Console" style:font-name-complex="Lucida Console" fo:color="#0000FF" fo:font-size="10pt" style:font-size-asian="10pt" style:text-underline-type="single" style:text-underline-style="solid" style:text-underline-width="auto" style:text-underline-mode="continuous"/>
    </style:style>
    <style:style style:name="P7" style:parent-style-name="Normal" style:list-style-name="LFO1" style:family="paragraph">
      <style:paragraph-properties fo:text-align="justify" fo:line-height="150%"/>
    </style:style>
    <style:style style:name="T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9" style:parent-style-name="Normal" style:list-style-name="LFO1" style:family="paragraph">
      <style:paragraph-properties fo:text-align="justify" fo:line-height="150%"/>
    </style:style>
    <style:style style:name="T1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1" style:parent-style-name="Normal" style:family="paragraph">
      <style:paragraph-properties fo:text-align="justify" fo:line-height="150%"/>
    </style:style>
    <style:style style:name="P12" style:parent-style-name="Normal" style:family="paragraph">
      <style:paragraph-properties fo:text-align="justify" fo:line-height="150%"/>
    </style:style>
    <style:style style:name="T13" style:parent-style-name="Fonteparág.padrão" style:family="text">
      <style:text-properties style:font-name="Lucida Console" style:font-name-asian="Lucida Console" style:font-name-complex="Lucida Console" fo:font-size="10pt" style:font-size-asian="10pt" fo:language="sv" fo:country="SE"/>
    </style:style>
    <style:style style:name="T14" style:parent-style-name="Fonteparág.padrão" style:family="text">
      <style:text-properties style:font-name="Lucida Console" style:font-name-asian="Lucida Console" style:font-name-complex="Lucida Console" fo:font-size="10pt" style:font-size-asian="10pt" fo:language="sv" fo:country="SE"/>
    </style:style>
    <style:style style:name="T15" style:parent-style-name="Fonteparág.padrão" style:family="text">
      <style:text-properties style:font-name="Lucida Console" style:font-name-asian="Lucida Console" style:font-name-complex="Lucida Console" fo:color="#0000FF" fo:font-size="10pt" style:font-size-asian="10pt" style:text-underline-type="single" style:text-underline-style="solid" style:text-underline-width="auto" style:text-underline-mode="continuous" fo:language="sv" fo:country="SE"/>
    </style:style>
    <style:style style:name="P16" style:parent-style-name="Normal" style:list-style-name="LFO2" style:family="paragraph">
      <style:paragraph-properties fo:text-align="justify" fo:line-height="150%"/>
    </style:style>
    <style:style style:name="T1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9" style:parent-style-name="Normal" style:family="paragraph">
      <style:paragraph-properties fo:text-align="justify" fo:line-height="150%"/>
    </style:style>
    <style:style style:name="P20" style:parent-style-name="Normal" style:family="paragraph">
      <style:paragraph-properties fo:text-align="justify" fo:line-height="150%"/>
    </style:style>
    <style:style style:name="T2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2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3" style:parent-style-name="Normal" style:list-style-name="LFO3" style:family="paragraph">
      <style:paragraph-properties fo:text-align="justify" fo:line-height="150%"/>
    </style:style>
    <style:style style:name="T2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5" style:parent-style-name="Normal" style:list-style-name="LFO3" style:family="paragraph">
      <style:paragraph-properties fo:text-align="justify" fo:line-height="150%" fo:margin-left="0.0006in" fo:text-indent="0.0013in">
        <style:tab-stops/>
      </style:paragraph-properties>
    </style:style>
    <style:style style:name="T2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7" style:parent-style-name="Normal" style:list-style-name="LFO3" style:family="paragraph">
      <style:paragraph-properties fo:text-align="justify" fo:line-height="150%"/>
    </style:style>
    <style:style style:name="T2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2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0" style:parent-style-name="Normal" style:list-style-name="LFO3" style:family="paragraph">
      <style:paragraph-properties fo:text-align="justify" fo:line-height="150%"/>
    </style:style>
    <style:style style:name="T3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2" style:parent-style-name="Normal" style:list-style-name="LFO3" style:family="paragraph">
      <style:paragraph-properties fo:text-align="justify" fo:line-height="150%"/>
    </style:style>
    <style:style style:name="T3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3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5" style:parent-style-name="Normal" style:list-style-name="LFO3" style:family="paragraph">
      <style:paragraph-properties fo:text-align="justify" fo:line-height="150%"/>
    </style:style>
    <style:style style:name="T3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7" style:parent-style-name="Normal" style:list-style-name="LFO3" style:family="paragraph">
      <style:paragraph-properties fo:text-align="justify" fo:line-height="150%"/>
    </style:style>
    <style:style style:name="T3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9" style:parent-style-name="Normal" style:list-style-name="LFO3" style:family="paragraph">
      <style:paragraph-properties fo:text-align="justify" fo:line-height="150%"/>
    </style:style>
    <style:style style:name="T4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4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2" style:parent-style-name="Normal" style:list-style-name="LFO3" style:family="paragraph">
      <style:paragraph-properties fo:text-align="justify" fo:line-height="150%"/>
    </style:style>
    <style:style style:name="T4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4" style:parent-style-name="Normal" style:list-style-name="LFO3" style:family="paragraph">
      <style:paragraph-properties fo:text-align="justify" fo:line-height="150%"/>
    </style:style>
    <style:style style:name="T4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6" style:parent-style-name="Normal" style:list-style-name="LFO3" style:family="paragraph">
      <style:paragraph-properties fo:text-align="justify" fo:line-height="150%"/>
    </style:style>
    <style:style style:name="T4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8" style:parent-style-name="Normal" style:list-style-name="LFO3" style:family="paragraph">
      <style:paragraph-properties fo:text-align="justify" fo:line-height="150%"/>
    </style:style>
    <style:style style:name="T49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5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1" style:parent-style-name="Normal" style:list-style-name="LFO3" style:family="paragraph">
      <style:paragraph-properties fo:text-align="justify" fo:line-height="150%"/>
    </style:style>
    <style:style style:name="T5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5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4" style:parent-style-name="Normal" style:list-style-name="LFO3" style:family="paragraph">
      <style:paragraph-properties fo:text-align="justify" fo:line-height="150%"/>
    </style:style>
    <style:style style:name="T5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6" style:parent-style-name="Normal" style:list-style-name="LFO3" style:family="paragraph">
      <style:paragraph-properties fo:text-align="justify" fo:line-height="150%"/>
    </style:style>
    <style:style style:name="T5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8" style:parent-style-name="Normal" style:family="paragraph">
      <style:paragraph-properties fo:text-align="justify" fo:line-height="150%"/>
    </style:style>
    <style:style style:name="P59" style:parent-style-name="Normal" style:family="paragraph">
      <style:paragraph-properties fo:text-align="justify" fo:line-height="150%"/>
    </style:style>
    <style:style style:name="P60" style:parent-style-name="Normal" style:family="paragraph">
      <style:paragraph-properties fo:text-align="justify" fo:line-height="150%"/>
    </style:style>
    <style:style style:name="T6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2" style:parent-style-name="Normal" style:list-style-name="LFO4" style:family="paragraph">
      <style:paragraph-properties fo:text-align="justify" fo:line-height="150%"/>
    </style:style>
    <style:style style:name="T6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4" style:parent-style-name="Normal" style:list-style-name="LFO4" style:family="paragraph">
      <style:paragraph-properties fo:text-align="justify" fo:line-height="150%"/>
    </style:style>
    <style:style style:name="T6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6" style:parent-style-name="Normal" style:list-style-name="LFO4" style:family="paragraph">
      <style:paragraph-properties fo:text-align="justify" fo:line-height="150%"/>
    </style:style>
    <style:style style:name="T6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6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9" style:parent-style-name="Normal" style:list-style-name="LFO4" style:family="paragraph">
      <style:paragraph-properties fo:text-align="justify" fo:line-height="150%"/>
    </style:style>
    <style:style style:name="T7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7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2" style:parent-style-name="Normal" style:list-style-name="LFO4" style:family="paragraph">
      <style:paragraph-properties fo:text-align="justify" fo:line-height="150%"/>
    </style:style>
    <style:style style:name="T7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4" style:parent-style-name="Normal" style:list-style-name="LFO4" style:family="paragraph">
      <style:paragraph-properties fo:text-align="justify" fo:line-height="150%"/>
    </style:style>
    <style:style style:name="T7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6" style:parent-style-name="Normal" style:list-style-name="LFO4" style:family="paragraph">
      <style:paragraph-properties fo:text-align="justify" fo:line-height="150%"/>
    </style:style>
    <style:style style:name="T7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7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9" style:parent-style-name="Normal" style:list-style-name="LFO4" style:family="paragraph">
      <style:paragraph-properties fo:text-align="justify" fo:line-height="150%"/>
    </style:style>
    <style:style style:name="T8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81" style:parent-style-name="Normal" style:list-style-name="LFO4" style:family="paragraph">
      <style:paragraph-properties fo:text-align="justify" fo:line-height="150%"/>
    </style:style>
    <style:style style:name="T8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83" style:parent-style-name="Normal" style:family="paragraph">
      <style:paragraph-properties fo:text-align="justify" fo:line-height="150%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 fo:line-height="150%"/>
    </style:style>
    <style:style style:name="P86" style:parent-style-name="Normal" style:family="paragraph">
      <style:paragraph-properties fo:text-align="justify" fo:line-height="150%"/>
    </style:style>
    <style:style style:name="T8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88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8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92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9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7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0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01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3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5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6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07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9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1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2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13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5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7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9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20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22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2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2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27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P128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2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3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32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3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3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37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38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40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42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4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46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47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4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0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3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5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7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8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0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3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6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7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6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70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7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7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7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P174" style:parent-style-name="Normal" style:family="paragraph">
      <style:paragraph-properties fo:text-align="justify" fo:line-height="15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4.66667in" svg:height="2.44792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p text:style-name="P3"><text:span text:style-name="T4">Portugol WebStudio, IDE de código aberto para programar em Portugol direto de seu navegador.</text:span></text:p>
      <text:p text:style-name="P5"><text:a xlink:href="https://portugol-webstudio.cubos.io/" office:target-frame-name="_top" xlink:show="replace"><text:span text:style-name="T6">https://portugol-webstudio.cubos.io/</text:span></text:a></text:p>
      <text:list text:style-name="LFO1" text:continue-numbering="true">
        <text:list-item>
          <text:p text:style-name="P7"><text:span text:style-name="T8">Apresentado no curso de "Introdução à Programação e Pensamento Computacional"</text:span></text:p>
        </text:list-item>
        <text:list-item>
          <text:p text:style-name="P9"><text:span text:style-name="T10">Ótima plataforma para treinar e aprender sobre programação</text:span></text:p>
        </text:list-item>
      </text:list>
      <text:p text:style-name="P11"/>
      <text:p text:style-name="P12"><text:span text:style-name="T13">Link downl</text:span><text:span text:style-name="T14">oad Git:<text:s/></text:span><text:a xlink:href="https://git-scm.com/downloads" office:target-frame-name="_top" xlink:show="replace"><text:span text:style-name="T15">https://git-scm.com/downloads</text:span></text:a></text:p>
      <text:list text:style-name="LFO2" text:continue-numbering="true">
        <text:list-item>
          <text:p text:style-name="P16"><text:span text:style-name="T17">O Git Bash é um terminal estendido</text:span><text:span text:style-name="T18"><text:s/>para otimizar o uso do Git.</text:span></text:p>
        </text:list-item>
      </text:list>
      <text:p text:style-name="P19"/>
      <text:p text:style-name="P20"><text:span text:style-name="T21">Coman</text:span><text:span text:style-name="T22">dos gerais, terminal Windows</text:span></text:p>
      <text:list text:style-name="LFO3" text:continue-numbering="true">
        <text:list-item>
          <text:p text:style-name="P23"><text:span text:style-name="T24">cd = navega nas pastas do disco</text:span></text:p>
        </text:list-item>
        <text:list-item>
          <text:p text:style-name="P25"><text:span text:style-name="T26">dir = lista todos os diretórios e arquivos disponíveis na pasta</text:span></text:p>
        </text:list-item>
        <text:list-item>
          <text:p text:style-name="P27"><text:span text:style-name="T28">mkdir = cria</text:span><text:span text:style-name="T29"><text:s/>novo diretório</text:span></text:p>
        </text:list-item>
        <text:list-item>
          <text:p text:style-name="P30"><text:span text:style-name="T31">del “nome da pasta/arquivo” = deleta os arquivos dentro pasta</text:span></text:p>
        </text:list-item>
        <text:list-item>
          <text:p text:style-name="P32"><text:span text:style-name="T33">rmdir = remove o diretório. Ex: rmdir<text:s/></text:span><text:span text:style-name="T34">workspace /S /Q</text:span></text:p>
        </text:list-item>
        <text:list-item>
          <text:p text:style-name="P35"><text:span text:style-name="T36">TAB = ele completa o nome. Ex: cd Wi + tab = cd Windows</text:span></text:p>
        </text:list-item>
        <text:list-item>
          <text:p text:style-name="P37"><text:span text:style-name="T38">Echo “frase ou palavra” = retornar uma frase. Ex: echo Hello</text:span></text:p>
        </text:list-item>
        <text:list-item>
          <text:p text:style-name="P39"><text:span text:style-name="T40">echo &gt; = redirecionador de fluxo. Vai pegar o que foi escrito pelo echo e enviar para algum arquivo específico. Se não exis</text:span><text:span text:style-name="T41">tir, ele irá criar um. Ex: echo Hello &gt; hello.txt</text:span></text:p>
        </text:list-item>
        <text:list-item>
          <text:p text:style-name="P42"><text:span text:style-name="T43">cd .. = volta um repositório</text:span></text:p>
        </text:list-item>
        <text:list-item>
          <text:p text:style-name="P44"><text:span text:style-name="T45">cls = limpar a tela do prompt de comando (Windows)</text:span></text:p>
        </text:list-item>
        <text:list-item>
          <text:p text:style-name="P46"><text:span text:style-name="T47">Ctrl + l = limpar tela (apenas git e Unix)</text:span></text:p>
        </text:list-item>
        <text:list-item>
          <text:p text:style-name="P48"><text:span text:style-name="T49">↑</text:span><text:span text:style-name="T50">(seta p/ cima) = histórico dos comandos usados</text:span></text:p>
        </text:list-item>
        <text:list-item>
          <text:p text:style-name="P51"><text:span text:style-name="T52">pwd = comando para mostrar o<text:s/></text:span><text:span text:style-name="T53">diretório completo</text:span></text:p>
        </text:list-item>
        <text:list-item>
          <text:p text:style-name="P54"><text:span text:style-name="T55">ls = lista o conteúdo</text:span></text:p>
        </text:list-item>
        <text:list-item>
          <text:p text:style-name="P56"><text:span text:style-name="T57">mv = mv “arquivo” ./”diretório”</text:span></text:p>
        </text:list-item>
      </text:list>
      <text:p text:style-name="P58"/>
      <text:p text:style-name="P59"/>
      <text:p text:style-name="P60"><text:span text:style-name="T61">Comandos gerais, terminal Unix/Git</text:span></text:p>
      <text:list text:style-name="LFO4" text:continue-numbering="true">
        <text:list-item>
          <text:p text:style-name="P62"><text:span text:style-name="T63">cd = navega nas pastas do disco</text:span></text:p>
        </text:list-item>
        <text:list-item>
          <text:p text:style-name="P64"><text:span text:style-name="T65">ls = lista todos os diretórios e arquivos disponíveis na pasta</text:span></text:p>
        </text:list-item>
        <text:list-item>
          <text:p text:style-name="P66"><text:span text:style-name="T67">ls -a = lista<text:s/></text:span><text:span text:style-name="T68">diretórios/arquivos ocultos na pasta</text:span></text:p>
        </text:list-item>
        <text:list-item>
          <text:p text:style-name="P69"><text:span text:style-name="T70">mkdir = cria</text:span><text:span text:style-name="T71"><text:s/>novo diretório</text:span></text:p>
        </text:list-item>
        <text:list-item>
          <text:p text:style-name="P72"><text:span text:style-name="T73">rm -rf = apaga e remove, diretórios e arquivos. Ex: "rm -rf workspace/"</text:span></text:p>
        </text:list-item>
        <text:list-item>
          <text:p text:style-name="P74"><text:span text:style-name="T75">echo = retornar uma frase. Ex: echo Hello</text:span></text:p>
        </text:list-item>
        <text:list-item>
          <text:p text:style-name="P76"><text:span text:style-name="T77">echo &gt; = redirecionador de fluxo. Vai pegar o que foi escrito pelo echo e<text:s/></text:span><text:span text:style-name="T78">enviar para algum arquivo específico. Se não existir, ele irá criar um. Ex: echo Hello &gt; hello.txt</text:span></text:p>
        </text:list-item>
        <text:list-item>
          <text:p text:style-name="P79"><text:span text:style-name="T80">cd .. = volta um repositório</text:span></text:p>
        </text:list-item>
        <text:list-item>
          <text:p text:style-name="P81"><text:span text:style-name="T82">clear = limpar a tela do prompt de comando (unix)</text:span></text:p>
        </text:list-item>
      </text:list>
      <text:p text:style-name="P83"/>
      <text:p text:style-name="P84"><draw:frame draw:z-index="251658240" draw:id="id1" draw:style-name="a1" draw:name="Picture 2" text:anchor-type="as-char" svg:x="0in" svg:y="0in" svg:width="2.29167in" svg:height="0.9583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85"/>
      <text:p text:style-name="P86"><text:span text:style-name="T87">Comandos Git</text:span></text:p>
      <text:list text:style-name="LFO5" text:continue-numbering="true">
        <text:list-item>
          <text:p text:style-name="P88"><text:span text:style-name="T89">git init<text:s/></text:span><text:span text:style-name="T90">= inicializa um repositóri</text:span><text:span text:style-name="T91">o Git / cria um diretório oculto dentro daquela pasta ".git"</text:span></text:p>
        </text:list-item>
        <text:list-item>
          <text:p text:style-name="P92"><text:span text:style-name="T93">git add *<text:s/></text:span><text:span text:style-name="T94">ou<text:s/></text:span><text:span text:style-name="T95">-A</text:span><text:span text:style-name="T96"><text:s/>ou<text:s/></text:span><text:span text:style-name="T97">.</text:span><text:span text:style-name="T98"><text:s/>=</text:span><text:span text:style-name="T99"><text:s/>adiciona arquivos/pastas no controle de versão.<text:s/></text:span><text:span text:style-name="T100">Move</text:span><text:span text:style-name="T101"><text:s/></text:span><text:span text:style-name="T102">o</text:span><text:span text:style-name="T103"><text:s/></text:span><text:span text:style-name="T104">arquivo</text:span><text:span text:style-name="T105"><text:s/></text:span><text:span text:style-name="T106">untracked</text:span><text:span text:style-name="T107"><text:s/></text:span><text:span text:style-name="T108">e</text:span><text:span text:style-name="T109"><text:s/></text:span><text:span text:style-name="T110">o</text:span><text:span text:style-name="T111"><text:s/></text:span><text:span text:style-name="T112">modified</text:span><text:span text:style-name="T113"><text:s/></text:span><text:span text:style-name="T114">direto</text:span><text:span text:style-name="T115"><text:s/></text:span><text:span text:style-name="T116">para</text:span><text:span text:style-name="T117"><text:s/></text:span><text:span text:style-name="T118">o</text:span><text:span text:style-name="T119"><text:s/></text:span><text:span text:style-name="T120">staged /<text:s/></text:span><text:span text:style-name="T121">transforma o arquivo untracked e modified para stage area</text:span></text:p>
        </text:list-item>
        <text:list-item>
          <text:p text:style-name="P122"><text:span text:style-name="T123">git commit -m “msg”</text:span><text:span text:style-name="T124"><text:s/>= coloca mensagem coerente para realizar o commit. Reunimos todos os arquivos que estavam em<text:s/></text:span><text:span text:style-name="T125">staged</text:span><text:span text:style-name="T126">, criamos uma mensagem para dar significância a eles e cria-se o objeto<text:s/></text:span><text:span text:style-name="T127">commit</text:span></text:p>
        </text:list-item>
        <text:list-item>
          <text:p text:style-name="P128"><text:span text:style-name="T129">git status</text:span><text:span text:style-name="T130"><text:s/>= verifica qual a situação do<text:s/></text:span><text:span text:style-name="T131">repositório local</text:span></text:p>
        </text:list-item>
        <text:list-item>
          <text:p text:style-name="P132"><text:span text:style-name="T133">git push origin main (</text:span><text:span text:style-name="T134">ou<text:s/></text:span><text:span text:style-name="T135">master)</text:span><text:span text:style-name="T136"><text:s/>= envia (empurra) todos os "commits"(arquivos) criados localmente para o servidor/nuvem (GitHub)</text:span></text:p>
        </text:list-item>
        <text:list-item>
          <text:p text:style-name="P137"><text:span text:style-name="T138">git pull origin main (</text:span><text:span text:style-name="T139">ou</text:span><text:span text:style-name="T140"><text:s/>master)<text:s/></text:span><text:span text:style-name="T141">= traz (puxa) os arquivos do servidor/nuvem (GitHub) para nossa máquina</text:span></text:p>
        </text:list-item>
        <text:list-item>
          <text:p text:style-name="P142"><text:span text:style-name="T143">git</text:span><text:span text:style-name="T144"><text:s/>add nomeArquivo</text:span><text:span text:style-name="T145"><text:s/>= adiciona um arquivo no diretório</text:span></text:p>
        </text:list-item>
        <text:list-item>
          <text:p text:style-name="P146"><text:span text:style-name="T147">git config –list<text:s/></text:span><text:span text:style-name="T148">= traz</text:span><text:span text:style-name="T149"><text:s/>a lista de todas as configurações do git, como username e e-mail</text:span></text:p>
        </text:list-item>
        <text:list-item>
          <text:p text:style-name="P150"><text:span text:style-name="T151">git config –unset user.email<text:s/></text:span><text:span text:style-name="T152">= desvincula o e-mail vinculado ao git</text:span></text:p>
        </text:list-item>
        <text:list-item>
          <text:p text:style-name="P153"><text:span text:style-name="T154">git config –unset user.name<text:s/></text:span><text:span text:style-name="T155">= desvincula o user</text:span><text:span text:style-name="T156">name vinculado ao git</text:span></text:p>
        </text:list-item>
        <text:list-item>
          <text:p text:style-name="P157"><text:span text:style-name="T158">git config user.email “email@usuario”<text:s/></text:span><text:span text:style-name="T159">= vincular um novo e-mail</text:span></text:p>
        </text:list-item>
        <text:list-item>
          <text:p text:style-name="P160"><text:span text:style-name="T161">git config --global user.email “email@usuario”<text:s/></text:span><text:span text:style-name="T162">= vincula um novo e-mail</text:span></text:p>
        </text:list-item>
        <text:list-item>
          <text:p text:style-name="P163"><text:span text:style-name="T164">git config --global user.name “nomeusuario”<text:s/></text:span><text:span text:style-name="T165">= vincula um novo nome de usuário</text:span></text:p>
        </text:list-item>
        <text:list-item>
          <text:p text:style-name="P166"><text:span text:style-name="T167">git remote -v<text:s/></text:span><text:span text:style-name="T168">= apon</text:span><text:span text:style-name="T169">ta o link do diretório remoto</text:span></text:p>
        </text:list-item>
        <text:list-item>
          <text:p text:style-name="P170"><text:span text:style-name="T171">git clone “link repositório no github” =<text:s/></text:span><text:span text:style-name="T172">“clona” o repositório do github para o seu git</text:span><text:span text:style-name="T173"><text:tab/></text:span></text:p>
        </text:list-item>
      </text:list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rnauba Moreira Engenharia</dc:creator>
    <meta:creation-date>2022-07-01T20:08:00Z</meta:creation-date>
    <dc:date>2022-07-01T20:11:00Z</dc:date>
    <meta:template xlink:href="Normal.dotm" xlink:type="simple"/>
    <meta:editing-cycles>2</meta:editing-cycles>
    <meta:editing-duration>PT180S</meta:editing-duration>
    <meta:document-statistic meta:page-count="3" meta:paragraph-count="6" meta:word-count="527" meta:character-count="3370" meta:row-count="23" meta:non-whitespace-character-count="2849"/>
  </office:meta>
</office:document-meta>
</file>